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5: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csci-1301.github.io/labs/HelloWorld/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7Z</meta:creation-date>
    <dc:date>2021-05-24T17:57:37Z</dc:date>
    <meta:user-defined meta:name="date" meta:value-type="string">May  24, 2021 (05: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